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linecap="butt" draw:textarea-vertical-align="top" draw:auto-grow-height="false" fo:min-height="4.624cm" fo:min-width="27.67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2.435cm" fo:min-width="5.1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2.436cm" fo:min-width="5.186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draw:stroke-dash="Long_20_Dash" svg:stroke-linecap="butt" draw:textarea-vertical-align="bottom" draw:auto-grow-height="false" fo:min-height="4.714cm" fo:min-width="13.36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 loext:decorative="false"/>
    </style:style>
    <style:style style:name="gr6" style:family="graphic" style:parent-style-name="standard">
      <style:graphic-properties draw:textarea-vertical-align="middle" draw:auto-grow-height="false" fo:min-height="2.166cm" fo:min-width="4.44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start="Arrowheads_20_28" draw:marker-start-width="0.3cm" draw:marker-end="Arrowheads_20_29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line-height="115%" fo:text-align="center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8.7cm" svg:height="5.4cm" svg:x="0.7cm" svg:y="0.9cm">
          <draw:glue-point draw:id="4" svg:x="1.343cm" svg:y="4.807cm"/>
          <text:p text:style-name="P1"><text:span text:style-name="T1">ASO Web-based Control Paln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6cm" svg:height="2.999cm" svg:x="22.906cm" svg:y="2.402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C/C++ compiler</text:span></text:p>
          <text:p text:style-name="P3">Compile oracle program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6cm" svg:height="2.999cm" svg:x="15.707cm" svg:y="2.402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Test tools</text:span></text:p>
          <text:p text:style-name="P5">Make/simulate reques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6cm" svg:height="3cm" svg:x="8.478cm" svg:y="2.401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Config editor</text:span></text:p>
          <text:p text:style-name="P3">Manage ASO sett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6cm" svg:height="3cm" svg:x="1.248cm" svg:y="2.401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ASO selector</text:span></text:p>
          <text:p text:style-name="P3">Select or create ASO’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14.4cm" svg:height="5.5cm" svg:x="0.6cm" svg:y="7.05cm">
          <text:p text:style-name="P6"><text:span text:style-name="T1">Blockchain 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0.564cm" svg:height="1.187cm" svg:x="12.657cm" svg:y="8.449cm">
          <draw:text-box>
            <text:p/>
          </draw:text-box>
        </draw:frame>
        <draw:custom-shape draw:style-name="gr6" draw:text-style-name="P4" xml:id="id9" draw:id="id9" draw:layer="layout" svg:width="5.228cm" svg:height="2.7cm" svg:x="9.172cm" svg:y="8.25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ASO</text:span></text:p>
          <text:p text:style-name="P3">Smart contrac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228cm" svg:height="2.7cm" svg:x="8.835cm" svg:y="8.451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ASO</text:span></text:p>
          <text:p text:style-name="P3">Smart contrac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228cm" svg:height="2.7cm" svg:x="8.498cm" svg:y="8.699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ASO</text:span></text:p>
          <text:p text:style-name="P3">Smart contrac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6cm" svg:height="2.999cm" svg:x="22.908cm" svg:y="8.303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Gora web API</text:span></text:p>
          <text:p text:style-name="P3">Clang for WAS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6cm" svg:height="2.999cm" svg:x="15.922cm" svg:y="8.303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Web3 <text:s/>Wallet</text:span></text:p>
          <text:p text:style-name="P5">Customer’s accou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6cm" svg:height="3cm" svg:x="1.25cm" svg:y="8.302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Gora ASO factory</text:span></text:p>
          <text:p text:style-name="P3">Smart contrac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draw:type="line" svg:x1="25.906cm" svg:y1="5.401cm" svg:x2="25.908cm" svg:y2="8.303cm" draw:start-shape="id1" draw:start-glue-point="2" draw:end-shape="id2" svg:d="M25906 5401l2 2902" svg:viewBox="0 0 3 2903">
          <text:p/>
        </draw:connector>
        <draw:connector draw:style-name="gr8" draw:text-style-name="P9" draw:layer="layout" draw:type="line" svg:x1="15.922cm" svg:y1="9.802cm" svg:x2="15cm" svg:y2="9.8cm" draw:start-shape="id3" draw:start-glue-point="3" draw:end-shape="id4" draw:end-glue-point="1" svg:d="M15922 9802l-922-2" svg:viewBox="0 0 923 3">
          <text:p/>
        </draw:connector>
        <draw:connector draw:style-name="gr9" draw:text-style-name="P9" draw:layer="layout" draw:type="line" svg:x1="7.25cm" svg:y1="9.802cm" svg:x2="8.498cm" svg:y2="9.824cm" draw:start-shape="id5" draw:start-glue-point="1" svg:d="M7250 9802l1248 22" svg:viewBox="0 0 1249 23">
          <text:p/>
        </draw:connector>
        <draw:connector draw:style-name="gr10" draw:text-style-name="P9" draw:layer="layout" draw:type="line" svg:x1="4.248cm" svg:y1="5.401cm" svg:x2="4.25cm" svg:y2="8.302cm" draw:start-shape="id6" draw:start-glue-point="2" draw:end-shape="id5" draw:end-glue-point="0" svg:d="M4248 5401l2 2901" svg:viewBox="0 0 3 2902">
          <text:p/>
        </draw:connector>
        <draw:connector draw:style-name="gr11" draw:text-style-name="P9" draw:layer="layout" draw:type="line" svg:x1="18.922cm" svg:y1="8.303cm" svg:x2="18.904cm" svg:y2="6.195cm" draw:start-shape="id3" draw:start-glue-point="0" draw:end-shape="id7" draw:end-glue-point="4" svg:d="M18922 8303l-18-2108" svg:viewBox="0 0 19 2109">
          <text:p/>
        </draw:connector>
        <draw:connector draw:style-name="gr12" draw:text-style-name="P9" draw:layer="layout" draw:type="line" svg:x1="11.478cm" svg:y1="5.401cm" svg:x2="11.449cm" svg:y2="8.25cm" draw:start-shape="id8" draw:start-glue-point="2" svg:d="M11478 5401l-29 2849" svg:viewBox="0 0 30 2850">
          <text:p/>
        </draw:connector>
        <draw:connector draw:style-name="gr13" draw:text-style-name="P9" draw:layer="layout" svg:x1="5.701cm" svg:y1="5.401cm" svg:x2="10.357cm" svg:y2="8.25cm" draw:start-shape="id6" draw:start-glue-point="7" draw:end-shape="id9" draw:end-glue-point="11" svg:d="M5701 5401v1425h4656v1424" svg:viewBox="0 0 4657 2850">
          <text:p/>
        </draw:connector>
        <draw:connector draw:style-name="gr14" draw:text-style-name="P9" draw:layer="layout" svg:x1="17.066cm" svg:y1="5.4cm" svg:x2="13.052cm" svg:y2="8.25cm" draw:start-shape="id10" draw:start-glue-point="8" draw:end-shape="id9" draw:end-glue-point="4" svg:d="M17066 5400v1426h-4014v1424" svg:viewBox="0 0 4015 28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e9f5e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1:34:05.228682595</meta:creation-date>
    <dc:date>2025-03-03T09:43:29.710095850</dc:date>
    <meta:editing-duration>P3DT2H43M32S</meta:editing-duration>
    <meta:editing-cycles>35</meta:editing-cycles>
    <meta:generator>LibreOffice/7.6.4.1$Linux_X86_64 LibreOffice_project/60$Build-1</meta:generator>
    <meta:document-statistic meta:object-count="21"/>
  </office:meta>
</office:document-meta>
</file>